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11eaf"/>
    </style:style>
    <style:style style:name="P2" style:family="paragraph" style:parent-style-name="Text_20_body">
      <style:text-properties officeooo:paragraph-rsid="00011eaf"/>
    </style:style>
    <style:style style:name="P3" style:family="paragraph" style:parent-style-name="Text_20_body">
      <style:text-properties officeooo:paragraph-rsid="000303bb"/>
    </style:style>
    <style:style style:name="P4" style:family="paragraph" style:parent-style-name="Text_20_body">
      <style:text-properties officeooo:paragraph-rsid="0003a387"/>
    </style:style>
    <style:style style:name="P5" style:family="paragraph" style:parent-style-name="Text_20_body">
      <style:text-properties officeooo:paragraph-rsid="00033905"/>
    </style:style>
    <style:style style:name="P6" style:family="paragraph" style:parent-style-name="Text_20_body" style:master-page-name="">
      <loext:graphic-properties draw:fill="none"/>
      <style:paragraph-properties fo:margin-left="0cm" fo:margin-right="-0.7cm" fo:margin-top="0cm" fo:margin-bottom="0.247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7" style:family="paragraph" style:parent-style-name="Heading_20_3">
      <style:text-properties officeooo:paragraph-rsid="0004ca7c"/>
    </style:style>
    <style:style style:name="P8" style:family="paragraph" style:parent-style-name="Text_20_body" style:list-style-name="L1">
      <style:text-properties officeooo:paragraph-rsid="00011eaf"/>
    </style:style>
    <style:style style:name="P9" style:family="paragraph" style:parent-style-name="Text_20_body" style:list-style-name="L1">
      <style:text-properties officeooo:paragraph-rsid="00033905"/>
    </style:style>
    <style:style style:name="P10" style:family="paragraph" style:parent-style-name="Text_20_body" style:list-style-name="L2">
      <style:text-properties officeooo:paragraph-rsid="00011eaf"/>
    </style:style>
    <style:style style:name="P11" style:family="paragraph" style:parent-style-name="Text_20_body" style:list-style-name="L2">
      <style:text-properties officeooo:paragraph-rsid="0004ca7c"/>
    </style:style>
    <style:style style:name="P12" style:family="paragraph" style:parent-style-name="Text_20_body" style:list-style-name="L2">
      <style:text-properties officeooo:paragraph-rsid="000303bb"/>
    </style:style>
    <style:style style:name="P13" style:family="paragraph" style:parent-style-name="Text_20_body" style:list-style-name="L2">
      <style:text-properties officeooo:paragraph-rsid="000c2b5d"/>
    </style:style>
    <style:style style:name="P14" style:family="paragraph" style:parent-style-name="Text_20_body">
      <style:text-properties officeooo:paragraph-rsid="000303bb"/>
    </style:style>
    <style:style style:name="P15" style:family="paragraph" style:parent-style-name="Text_20_body">
      <style:text-properties officeooo:paragraph-rsid="000afb53"/>
    </style:style>
    <style:style style:name="P16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17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18" style:family="paragraph" style:parent-style-name="Text_20_body" style:list-style-name="L2" style:master-page-name="">
      <loext:graphic-properties draw:fill="none"/>
      <style:paragraph-properties fo:margin-left="1.3cm" fo:margin-right="-1.3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19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fo:font-size="14pt" fo:language="pt" fo:country="BR" fo:font-style="normal" officeooo:rsid="003606c8" style:font-size-asian="14pt" style:font-style-asian="normal" style:font-size-complex="14pt" style:font-style-complex="normal"/>
    </style:style>
    <style:style style:name="T37" style:family="text">
      <style:text-properties fo:color="#000000" fo:font-size="14pt" fo:language="pt" fo:country="BR" fo:font-style="normal" officeooo:rsid="0004ca7c" style:font-size-asian="14pt" style:font-style-asian="normal" style:font-size-complex="14pt" style:font-style-complex="normal"/>
    </style:style>
    <style:style style:name="T38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2a6099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2a6099"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2a6099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2a6099" fo:font-size="14pt" fo:language="pt" fo:country="BR" fo:font-style="normal" officeooo:rsid="003606c8" style:font-size-asian="14pt" style:font-style-asian="normal" style:font-size-complex="14pt" style:font-style-complex="normal"/>
    </style:style>
    <style:style style:name="T45" style:family="text">
      <style:text-properties fo:color="#2a6099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9">XML</text:span></text:span></text:p>
      <text:p text:style-name="Text_20_body"><text:span text:style-name="Emphasis"><text:span text:style-name="T24"/></text:span></text:p>
      <text:p text:style-name="P15"><text:span text:style-name="Emphasis"><text:span text:style-name="T24">A XML – eXtensible Markup Language – é uma linguagem de marcadores </text:span></text:span><text:span text:style-name="Emphasis"><text:span text:style-name="T33">(tags)</text:span></text:span><text:span text:style-name="Emphasis"><text:span text:style-name="T5">. </text:span></text:span><text:span text:style-name="Emphasis"><text:span text:style-name="T9">Como</text:span></text:span><text:span text:style-name="Emphasis"><text:span text:style-name="T8"> comparação</text:span></text:span><text:span text:style-name="Emphasis"><text:span text:style-name="T24">, a HTML est</text:span></text:span><text:span text:style-name="Emphasis"><text:span text:style-name="T33">á</text:span></text:span><text:span text:style-name="Emphasis"><text:span text:style-name="T24"> relacionada com a apresentação dos dados enquanto que a XML foi desenhada para </text:span></text:span><text:span text:style-name="Emphasis"><text:span text:style-name="T14">descrever dados</text:span></text:span><text:span text:style-name="Emphasis"><text:span text:style-name="T24">. Sua grande vantagem é que ela é extensível, ou seja, não está limitada a um certo número de tags, permitindo que o autor defina suas próprias tags.</text:span></text:span></text:p>
      <text:p text:style-name="P3"><text:span text:style-name="Emphasis"><text:span text:style-name="T33">Essa linguagem foi criada</text:span></text:span><text:span text:style-name="Emphasis"><text:span text:style-name="T26"> para suprir a necessidade de uma padronização da estrutura e forma como os documentos armazenavam suas informações, </text:span></text:span><text:span text:style-name="Emphasis"><text:span text:style-name="T27">de </text:span></text:span><text:span text:style-name="Emphasis"><text:span text:style-name="T29">modo</text:span></text:span><text:span text:style-name="Emphasis"><text:span text:style-name="T27"> que fosse de fácil leitura humana e que permitisse repetições e inclusão de dados sem mudança estrutural.</text:span></text:span></text:p>
      <text:p text:style-name="P6"><text:span text:style-name="Emphasis"><text:span text:style-name="T29">Em outras palavras, </text:span></text:span><text:span text:style-name="Emphasis"><text:span text:style-name="T34">a</text:span></text:span><text:span text:style-name="Emphasis"><text:span text:style-name="T24"> XML é uma linguagem de codificação onde </text:span></text:span><text:span text:style-name="Emphasis"><text:span text:style-name="T34">os </text:span></text:span><text:span text:style-name="Emphasis"><text:span text:style-name="T24">dados são delimitados por metadados</text:span></text:span><text:span text:style-name="Emphasis"><text:span text:style-name="T34"> (dados de dados)</text:span></text:span><text:span text:style-name="Emphasis"><text:span text:style-name="T24">, o que flexibiliza </text:span></text:span><text:span text:style-name="Emphasis"><text:span text:style-name="T23">o armazenamento de informações </text:span></text:span><text:span text:style-name="Emphasis"><text:span text:style-name="T24">de forma estruturada e facilmente legível para pessoas e sistemas</text:span></text:span><text:span text:style-name="Emphasis"><text:span text:style-name="T33"> </text:span></text:span><text:span text:style-name="Emphasis"><text:span text:style-name="T34">e também define</text:span></text:span><text:span text:style-name="Emphasis"><text:span text:style-name="T23"> um conjunto de regras para codificação de </text:span></text:span><text:span text:style-name="Emphasis"><text:span text:style-name="T18">documentos</text:span></text:span><text:span text:style-name="Emphasis"><text:span text:style-name="T23">.</text:span></text:span></text:p>
      <text:p text:style-name="P3"><text:span text:style-name="Emphasis"><text:span text:style-name="T27">O design do XML tem foco na </text:span></text:span><text:span text:style-name="Emphasis"><text:span text:style-name="T13">simplicidade</text:span></text:span><text:span text:style-name="Emphasis"><text:span text:style-name="T27">, generalidade e usabilidade, traz</text:span></text:span><text:span text:style-name="Emphasis"><text:span text:style-name="T28">endo</text:span></text:span><text:span text:style-name="Emphasis"><text:span text:style-name="T27"> uma sintaxe básica que simplifica o </text:span></text:span><text:span text:style-name="Emphasis"><text:span text:style-name="T11">compartilhamento de dados</text:span></text:span><text:span text:style-name="Emphasis"><text:span text:style-name="T27"> entre diferentes computadores e aplicações, sendo usad</text:span></text:span><text:span text:style-name="Emphasis"><text:span text:style-name="T33">a</text:span></text:span><text:span text:style-name="Emphasis"><text:span text:style-name="T27"> para diversos serviços na web.</text:span></text:span></text:p>
      <text:p text:style-name="P4"><text:span text:style-name="Emphasis"><text:span text:style-name="T33">A</text:span></text:span><text:span text:style-name="Emphasis"><text:span text:style-name="T31"> XML é usad</text:span></text:span><text:span text:style-name="Emphasis"><text:span text:style-name="T34">a</text:span></text:span><text:span text:style-name="Emphasis"><text:span text:style-name="T31"> como formato de armazenamento para alguns bancos de dados. </text:span></text:span><text:span text:style-name="Emphasis"><text:span text:style-name="T1">Esse formato</text:span></text:span><text:span text:style-name="Emphasis"><text:span text:style-name="T4"> </text:span></text:span><text:span text:style-name="Emphasis"><text:span text:style-name="T2">tornou-se </text:span></text:span><text:span text:style-name="Emphasis"><text:span text:style-name="T7">o padrão adotado para a transferência de informações como as notas fiscais eletrônicas do Brasil, migrando esses documentos para a</text:span></text:span><text:span text:style-name="Emphasis"><text:span text:style-name="T2"> </text:span></text:span><text:span text:style-name="Emphasis"><text:span text:style-name="T12">versão digital</text:span></text:span><text:span text:style-name="Emphasis"><text:span text:style-name="T2">, onde</text:span></text:span><text:span text:style-name="Emphasis"><text:span text:style-name="T4"> sua validade é garantida por meio de </text:span></text:span><text:span text:style-name="Emphasis"><text:span text:style-name="T13">uma assinatura digital</text:span></text:span><text:span text:style-name="Emphasis"><text:span text:style-name="T4">, </text:span></text:span><text:span text:style-name="Emphasis"><text:span text:style-name="T3">através de um certificado digital, </text:span></text:span><text:span text:style-name="Emphasis"><text:span text:style-name="T1">fornecendo</text:span></text:span><text:span text:style-name="Emphasis"><text:span text:style-name="T4"> mais segurança aos procedimentos fiscais.</text:span></text:span></text:p>
      <text:p text:style-name="P5"><text:span text:style-name="Emphasis"><text:span text:style-name="T8">Um d</text:span></text:span><text:span text:style-name="Emphasis"><text:span text:style-name="T6">ocumento XML é apenas um arquivo-texto, </text:span></text:span><text:span text:style-name="Emphasis"><text:span text:style-name="T8">sendo leve e </text:span></text:span><text:span text:style-name="Emphasis"><text:span text:style-name="T6">proporcionando interoperabilidade pois pode ser transportado e entendido por diversos sistemas.</text:span></text:span></text:p>
      <text:p text:style-name="P2"><text:span text:style-name="Emphasis"><text:span text:style-name="T4">Existem 3 formas de se guardar informação em um arquivo XML:</text:span></text:span></text:p>
      <text:list xml:id="list3702033177" text:style-name="L1">
        <text:list-item>
          <text:p text:style-name="P8"><text:span text:style-name="Emphasis"><text:span text:style-name="T41">Elementos</text:span></text:span><text:span text:style-name="Emphasis"><text:span text:style-name="T13">:</text:span></text:span><text:span text:style-name="Emphasis"><text:span text:style-name="T4"> </text:span></text:span><text:span text:style-name="Emphasis"><text:span text:style-name="T5">são as tags.</text:span></text:span><text:span text:style-name="Emphasis"><text:span text:style-name="T6"><text:line-break/></text:span></text:span><text:span text:style-name="Emphasis"><text:span text:style-name="T5">Exemplo: &lt;telefone&gt;989322944&lt;/telefone&gt;</text:span></text:span></text:p>
        </text:list-item>
        <text:list-item>
          <text:p text:style-name="P8"><text:span text:style-name="Emphasis"><text:span text:style-name="T41">Atributos</text:span></text:span><text:span text:style-name="Emphasis"><text:span text:style-name="T13">:</text:span></text:span><text:span text:style-name="Emphasis"><text:span text:style-name="T4"> </text:span></text:span><text:span text:style-name="Emphasis"><text:span text:style-name="T5">são guardados dentro de elementos. Em geral, tem 2 objetivos:</text:span></text:span></text:p>
          <text:list>
            <text:list-item>
              <text:p text:style-name="P16"><text:span text:style-name="Emphasis"><text:span text:style-name="T8">Reduzir</text:span></text:span><text:span text:style-name="Emphasis"><text:span text:style-name="T5"> o tamanho do arquivo pois não será preciso ficar abrindo e fechando tags.</text:span></text:span></text:p>
            </text:list-item>
            <text:list-item>
              <text:p text:style-name="P17"><text:soft-page-break/><text:span text:style-name="Emphasis"><text:span text:style-name="T5">Separar os dados gerais (como telefone e endereço) das informações únicas (como CPF). Por exemplo: &lt;pessoa cpf=”32165498705”&gt;</text:span></text:span><text:span text:style-name="Emphasis"><text:span text:style-name="T10">blahblahblah&lt;pessoa&gt;</text:span></text:span></text:p>
            </text:list-item>
            <text:list-item>
              <text:p text:style-name="P9"><text:span text:style-name="Emphasis"><text:span text:style-name="T13">Comentários:</text:span></text:span><text:span text:style-name="Emphasis"><text:span text:style-name="T4"> </text:span></text:span><text:span text:style-name="Emphasis"><text:span text:style-name="T5">para facilitar a compreensão humana, delimitados assim como no HTML:<text:tab/> </text:span></text:span><text:span text:style-name="Emphasis"><text:span text:style-name="T39">&lt;!-- comentário --</text:span></text:span><text:span text:style-name="Emphasis"><text:span text:style-name="T40">&gt;</text:span></text:span><text:span text:style-name="Emphasis"><text:span text:style-name="T38"><text:line-break/></text:span></text:span></text:p>
            </text:list-item>
          </text:list>
        </text:list-item>
      </text:list>
      <text:p text:style-name="P2"><text:span text:style-name="Emphasis"><text:span text:style-name="T42">Regras</text:span></text:span><text:span text:style-name="Emphasis"><text:span text:style-name="T45">:</text:span></text:span></text:p>
      <text:list xml:id="list2500844356" text:style-name="L2">
        <text:list-item>
          <text:p text:style-name="P10"><text:span text:style-name="Emphasis"><text:span text:style-name="T27">Cada informação deve estar dentro de um contêiner / tag / nó / </text:span></text:span><text:span text:style-name="Emphasis"><text:span text:style-name="T33">elemento</text:span></text:span></text:p>
        </text:list-item>
        <text:list-item>
          <text:p text:style-name="P10"><text:span text:style-name="Emphasis"><text:span text:style-name="T27">Os dados devem obedecer </text:span></text:span><text:span text:style-name="Emphasis"><text:span text:style-name="T35">a</text:span></text:span><text:span text:style-name="Emphasis"><text:span text:style-name="T27"> uma hierarquia </text:span></text:span><text:span text:style-name="Emphasis"><text:span text:style-name="T30">estruturada</text:span></text:span><text:span text:style-name="Emphasis"><text:span text:style-name="T27">;</text:span></text:span></text:p>
        </text:list-item>
        <text:list-item>
          <text:p text:style-name="P11"><text:span text:style-name="Emphasis"><text:span text:style-name="T31">A DTD – Definição de Tipo de Documento (ou </text:span></text:span><text:span text:style-name="Emphasis"><text:span text:style-name="T16">esquema</text:span></text:span><text:span text:style-name="Emphasis"><text:span text:style-name="T31">) </text:span></text:span><text:span text:style-name="Emphasis"><text:span text:style-name="T16">define a estrutura</text:span></text:span><text:span text:style-name="Emphasis"><text:span text:style-name="T31"> do documento XML, especificando quais são os elementos e atributos permitidos no documento. </text:span></text:span><text:span text:style-name="Emphasis"><text:span text:style-name="T35">Podendo</text:span></text:span><text:span text:style-name="Emphasis"><text:span text:style-name="T31"> ser declarada dentro de um XML ou num arquivo à parte;</text:span></text:span></text:p>
        </text:list-item>
        <text:list-item>
          <text:p text:style-name="P13"><text:span text:style-name="Emphasis"><text:span text:style-name="T35">A</text:span></text:span><text:span text:style-name="Emphasis"><text:span text:style-name="T27"> declaração XML </text:span></text:span><text:span text:style-name="Emphasis"><text:span text:style-name="T32">deve ser a </text:span></text:span><text:span text:style-name="Emphasis"><text:span text:style-name="T27">primeira linha do documento pois define a versão do documento. </text:span></text:span><text:span text:style-name="Emphasis"><text:span text:style-name="T35">Exemplo:<text:tab/><text:tab/></text:span></text:span><text:span text:style-name="Emphasis"><text:span text:style-name="T43">&lt;? Xml version = “1.0” encoding = “utf-8”?&gt;</text:span></text:span></text:p>
        </text:list-item>
        <text:list-item>
          <text:p text:style-name="P18"><text:span text:style-name="Emphasis"><text:span text:style-name="T29">A declaração deve vir na primeira linha, antes de qualquer coisa, inclusive comentários;</text:span></text:span></text:p>
        </text:list-item>
        <text:list-item>
          <text:p text:style-name="P19"><text:span text:style-name="Emphasis"><text:span text:style-name="T29">As tags são CaseSensitive</text:span></text:span><text:span text:style-name="Emphasis"><text:span text:style-name="T27">, </text:span></text:span><text:span text:style-name="Emphasis"><text:span text:style-name="T28">ou seja, faz</text:span></text:span><text:span text:style-name="Emphasis"><text:span text:style-name="T27"> distinção entre letras maiúsculas e minúsculas;</text:span></text:span></text:p>
        </text:list-item>
        <text:list-item>
          <text:p text:style-name="P12"><text:span text:style-name="Emphasis"><text:span text:style-name="T29">As tags</text:span></text:span><text:span text:style-name="Emphasis"><text:span text:style-name="T35">(elementos)</text:span></text:span><text:span text:style-name="Emphasis"><text:span text:style-name="T29"> podem conter todos os caracteres alfanuméricos (inclusive acentos) mas as únicas marcas de pontuação são o hífen, underline ou ponto;</text:span></text:span></text:p>
        </text:list-item>
        <text:list-item>
          <text:p text:style-name="P12"><text:span text:style-name="Emphasis"><text:span text:style-name="T27">As tags devem s</text:span></text:span><text:span text:style-name="Emphasis"><text:span text:style-name="T29">er ini</text:span></text:span><text:span text:style-name="Emphasis"><text:span text:style-name="T27">c</text:span></text:span><text:span text:style-name="Emphasis"><text:span text:style-name="T29">iadas com letra ou underline;</text:span></text:span></text:p>
        </text:list-item>
        <text:list-item>
          <text:p text:style-name="P12"><text:span text:style-name="Emphasis"><text:span text:style-name="T35">A</text:span></text:span><text:span text:style-name="Emphasis"><text:span text:style-name="T27">s tags(eleme</text:span></text:span><text:span text:style-name="Emphasis"><text:span text:style-name="T29">ntos) </text:span></text:span><text:span text:style-name="Emphasis"><text:span text:style-name="T15">não podem conter espaços</text:span></text:span><text:span text:style-name="Emphasis"><text:span text:style-name="T29"> em branco;</text:span></text:span></text:p>
        </text:list-item>
        <text:list-item>
          <text:p text:style-name="P12"><text:span text:style-name="Emphasis"><text:span text:style-name="T27">Cada eleme</text:span></text:span><text:span text:style-name="Emphasis"><text:span text:style-name="T29">nto deve, </text:span></text:span><text:span text:style-name="Emphasis"><text:span text:style-name="T13">obrigatoriamente</text:span></text:span><text:span text:style-name="Emphasis"><text:span text:style-name="T4">,</text:span></text:span><text:span text:style-name="Emphasis"><text:span text:style-name="T29"> ter sua tag de fechamento;</text:span></text:span></text:p>
        </text:list-item>
        <text:list-item>
          <text:p text:style-name="P12"><text:span text:style-name="Emphasis"><text:span text:style-name="T29">Deve existir apenas um elemento raiz (root), que não se repete e tem os demais elementos aninhados e descendentes a ele em hierarquia, </text:span></text:span><text:span text:style-name="Emphasis"><text:span text:style-name="T30">portanto, sendo a primeira e última tag do documento;</text:span></text:span></text:p>
        </text:list-item>
        <text:list-item>
          <text:p text:style-name="P12"><text:span text:style-name="Emphasis"><text:span text:style-name="T29">O valor do atributo deve ser delimitado por aspas. Exemplo: <text:line-break/>&lt;Funcionário contratação=”02/03/2008”&gt;</text:span></text:span></text:p>
        </text:list-item>
        <text:list-item>
          <text:p text:style-name="P12"><text:span text:style-name="Emphasis"><text:span text:style-name="T27">O doc</text:span></text:span><text:span text:style-name="Emphasis"><text:span text:style-name="T29">umento deve ser bem formado, ou seja, não permite nenhum erro no código; </text:span></text:span><text:span text:style-name="Emphasis"><text:span text:style-name="T28">(diferente do </text:span></text:span><text:span text:style-name="Emphasis"><text:span text:style-name="T27">HTML, </text:span></text:span><text:span text:style-name="Emphasis"><text:span text:style-name="T28">onde</text:span></text:span><text:span text:style-name="Emphasis"><text:span text:style-name="T27"> pequenos erros podem ser negligenciados</text:span></text:span><text:span text:style-name="Emphasis"><text:span text:style-name="T28">)</text:span></text:span></text:p>
        </text:list-item>
      </text:list>
      <text:h text:style-name="P7" text:outline-level="3"><text:soft-page-break/><text:span text:style-name="Emphasis"><text:span text:style-name="T21">Nota:</text:span></text:span></text:h>
      <text:p text:style-name="Text_20_body"><text:span text:style-name="Emphasis"><text:span text:style-name="T31">XML </text:span></text:span><text:span text:style-name="Emphasis"><text:span text:style-name="T16">bem formado</text:span></text:span><text:span text:style-name="Emphasis"><text:span text:style-name="T31"> não necessariamente precisa ter DTD. Já um XML </text:span></text:span><text:span text:style-name="Emphasis"><text:span text:style-name="T16">válido</text:span></text:span><text:span text:style-name="Emphasis"><text:span text:style-name="T31"> obrigatoriamente precisa ter DTD.</text:span></text:span></text:p>
      <text:h text:style-name="Heading_20_3" text:outline-level="3"><text:span text:style-name="Emphasis"><text:span text:style-name="T31">XSLT é usado para transformar documentos XML em outros formatos, como xHTML</text:span></text:span></text:h>
      <text:p text:style-name="Text_20_body"><text:span text:style-name="Emphasis"><text:span text:style-name="T31"/></text:span></text:p>
      <text:p text:style-name="Text_20_body"><text:span text:style-name="Emphasis"><text:span text:style-name="T31">Ler documentação XML na W3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27T15:04:43.722000000</dc:date>
    <meta:editing-duration>PT51M59S</meta:editing-duration>
    <meta:editing-cycles>8</meta:editing-cycles>
    <meta:document-statistic meta:table-count="0" meta:image-count="0" meta:object-count="0" meta:page-count="3" meta:paragraph-count="31" meta:word-count="613" meta:character-count="3869" meta:non-whitespace-character-count="3299"/>
  </office:meta>
</office:document-meta>
</file>